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41e5f" officeooo:paragraph-rsid="0021dc14" style:font-weight-asian="bold" style:font-weight-complex="bold"/>
    </style:style>
    <style:style style:name="P18" style:family="paragraph" style:parent-style-name="Standard">
      <style:text-properties fo:font-weight="bold" officeooo:rsid="0025a65b" officeooo:paragraph-rsid="0025a65b" style:font-weight-asian="bold" style:font-weight-complex="bold"/>
    </style:style>
    <style:style style:name="P19" style:family="paragraph" style:parent-style-name="Standard">
      <style:text-properties fo:font-weight="bold" officeooo:rsid="0020f77c" officeooo:paragraph-rsid="0020f77c" fo:background-color="#ffff00" style:font-weight-asian="bold" style:font-weight-complex="bold"/>
    </style:style>
    <style:style style:name="P20" style:family="paragraph" style:parent-style-name="Standard">
      <style:text-properties officeooo:rsid="001eca6e" officeooo:paragraph-rsid="001eca6e"/>
    </style:style>
    <style:style style:name="P21" style:family="paragraph" style:parent-style-name="Standard">
      <style:text-properties officeooo:rsid="00207e17" officeooo:paragraph-rsid="00207e17"/>
    </style:style>
    <style:style style:name="P22" style:family="paragraph" style:parent-style-name="Standard">
      <style:text-properties officeooo:rsid="0020f77c" officeooo:paragraph-rsid="0020f77c"/>
    </style:style>
    <style:style style:name="P23" style:family="paragraph" style:parent-style-name="Standard">
      <style:text-properties officeooo:paragraph-rsid="0020f77c"/>
    </style:style>
    <style:style style:name="P24" style:family="paragraph" style:parent-style-name="Standard">
      <style:text-properties officeooo:rsid="0021dc14" officeooo:paragraph-rsid="0021dc14"/>
    </style:style>
    <style:style style:name="P25" style:family="paragraph" style:parent-style-name="Preformatted_20_Text">
      <style:text-properties officeooo:rsid="0020f77c" officeooo:paragraph-rsid="0020f77c"/>
    </style:style>
    <style:style style:name="P26" style:family="paragraph" style:parent-style-name="Standard" style:list-style-name="L1">
      <style:text-properties officeooo:rsid="001449b7" officeooo:paragraph-rsid="001449b7"/>
    </style:style>
    <style:style style:name="P27" style:family="paragraph" style:parent-style-name="Standard" style:list-style-name="L1">
      <style:text-properties officeooo:rsid="001449b7" officeooo:paragraph-rsid="001449b7" fo:background-color="transparent"/>
    </style:style>
    <style:style style:name="P28" style:family="paragraph" style:parent-style-name="Standard" style:list-style-name="L1">
      <style:text-properties officeooo:rsid="0014fe7e" officeooo:paragraph-rsid="0014fe7e"/>
    </style:style>
    <style:style style:name="P29" style:family="paragraph" style:parent-style-name="Standard" style:list-style-name="L2">
      <style:text-properties officeooo:rsid="0014fe7e" officeooo:paragraph-rsid="0014fe7e"/>
    </style:style>
    <style:style style:name="P30" style:family="paragraph" style:parent-style-name="Standard" style:list-style-name="L3">
      <style:text-properties officeooo:rsid="0014fe7e" officeooo:paragraph-rsid="0014fe7e"/>
    </style:style>
    <style:style style:name="P31" style:family="paragraph" style:parent-style-name="Standard" style:list-style-name="L3">
      <style:text-properties officeooo:rsid="00169e24" officeooo:paragraph-rsid="00169e24"/>
    </style:style>
    <style:style style:name="P32" style:family="paragraph" style:parent-style-name="Standard">
      <style:text-properties fo:font-weight="bold" officeooo:rsid="0020f77c" officeooo:paragraph-rsid="0020f77c" style:font-weight-asian="bold" style:font-weight-complex="bold"/>
    </style:style>
    <style:style style:name="P33" style:family="paragraph" style:parent-style-name="Standard">
      <style:text-properties fo:font-weight="bold" officeooo:rsid="0020f77c" officeooo:paragraph-rsid="002b55ec" style:font-weight-asian="bold" style:font-weight-complex="bold"/>
    </style:style>
    <style:style style:name="P34" style:family="paragraph" style:parent-style-name="Standard">
      <style:text-properties fo:font-weight="bold" officeooo:rsid="002ec90f" officeooo:paragraph-rsid="002ec90f" style:font-weight-asian="bold" style:font-weight-complex="bold"/>
    </style:style>
    <style:style style:name="P35" style:family="paragraph" style:parent-style-name="Standard">
      <style:text-properties fo:font-weight="bold" officeooo:rsid="00303d31" officeooo:paragraph-rsid="00303d31" style:font-weight-asian="bold" style:font-weight-complex="bold"/>
    </style:style>
    <style:style style:name="P36" style:family="paragraph" style:parent-style-name="Standard">
      <style:text-properties fo:font-weight="bold" officeooo:rsid="0031faca" officeooo:paragraph-rsid="0031faca" style:font-weight-asian="bold" style:font-weight-complex="bold"/>
    </style:style>
    <style:style style:name="P37" style:family="paragraph" style:parent-style-name="Standard">
      <style:text-properties fo:font-weight="bold" officeooo:rsid="00339746" officeooo:paragraph-rsid="00339746" style:font-weight-asian="bold" style:font-weight-complex="bold"/>
    </style:style>
    <style:style style:name="P38" style:family="paragraph" style:parent-style-name="Standard">
      <style:text-properties fo:font-weight="bold" officeooo:paragraph-rsid="00339746" style:font-weight-asian="bold" style:font-weight-complex="bold"/>
    </style:style>
    <style:style style:name="P39" style:family="paragraph" style:parent-style-name="Standard">
      <style:text-properties fo:font-weight="bold" officeooo:rsid="003f3545" officeooo:paragraph-rsid="003f3545" style:font-weight-asian="bold" style:font-weight-complex="bold"/>
    </style:style>
    <style:style style:name="P40" style:family="paragraph" style:parent-style-name="Standard">
      <style:text-properties fo:font-weight="bold" officeooo:rsid="002ec90f" officeooo:paragraph-rsid="002ec90f" fo:background-color="#ffff00" style:font-weight-asian="bold" style:font-weight-complex="bold"/>
    </style:style>
    <style:style style:name="P41" style:family="paragraph" style:parent-style-name="Standard">
      <style:text-properties fo:font-weight="bold" officeooo:rsid="00303d31" officeooo:paragraph-rsid="00303d31" fo:background-color="#ffff00" style:font-weight-asian="bold" style:font-weight-complex="bold"/>
    </style:style>
    <style:style style:name="P42" style:family="paragraph" style:parent-style-name="Standard">
      <style:text-properties officeooo:rsid="0020f77c" officeooo:paragraph-rsid="0020f77c"/>
    </style:style>
    <style:style style:name="P43" style:family="paragraph" style:parent-style-name="Standard">
      <style:text-properties officeooo:rsid="002b55ec" officeooo:paragraph-rsid="002b55ec"/>
    </style:style>
    <style:style style:name="P44" style:family="paragraph" style:parent-style-name="Standard">
      <style:text-properties officeooo:rsid="002cb78a" officeooo:paragraph-rsid="002cb78a"/>
    </style:style>
    <style:style style:name="P45" style:family="paragraph" style:parent-style-name="Standard">
      <style:text-properties officeooo:rsid="002d572d" officeooo:paragraph-rsid="002d572d"/>
    </style:style>
    <style:style style:name="P46" style:family="paragraph" style:parent-style-name="Standard">
      <style:text-properties officeooo:paragraph-rsid="002d572d"/>
    </style:style>
    <style:style style:name="P47" style:family="paragraph" style:parent-style-name="Standard">
      <style:text-properties officeooo:paragraph-rsid="00303d31"/>
    </style:style>
    <style:style style:name="P48" style:family="paragraph" style:parent-style-name="Standard">
      <style:text-properties officeooo:rsid="00303d31" officeooo:paragraph-rsid="00303d31"/>
    </style:style>
    <style:style style:name="P49" style:family="paragraph" style:parent-style-name="Standard">
      <style:text-properties officeooo:rsid="0031faca" officeooo:paragraph-rsid="0031faca"/>
    </style:style>
    <style:style style:name="P50" style:family="paragraph" style:parent-style-name="Standard" style:list-style-name="L4">
      <style:text-properties officeooo:rsid="0031faca" officeooo:paragraph-rsid="0031faca"/>
    </style:style>
    <style:style style:name="P51" style:family="paragraph" style:parent-style-name="Standard">
      <style:text-properties officeooo:paragraph-rsid="00303d31" fo:background-color="#ffff00"/>
    </style:style>
    <style:style style:name="P52" style:family="paragraph" style:parent-style-name="Standard">
      <style:text-properties officeooo:rsid="00339746" officeooo:paragraph-rsid="00339746"/>
    </style:style>
    <style:style style:name="P53" style:family="paragraph" style:parent-style-name="Standard" style:list-style-name="L4">
      <style:text-properties officeooo:rsid="00368c39" officeooo:paragraph-rsid="00368c39"/>
    </style:style>
    <style:style style:name="P54"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55"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56" style:family="paragraph" style:parent-style-name="Standard">
      <style:text-properties officeooo:rsid="00390b49" officeooo:paragraph-rsid="00390b49"/>
    </style:style>
    <style:style style:name="P57" style:family="paragraph" style:parent-style-name="Standard">
      <style:text-properties officeooo:paragraph-rsid="00390b49"/>
    </style:style>
    <style:style style:name="P58" style:family="paragraph" style:parent-style-name="Standard" style:list-style-name="L4">
      <style:text-properties officeooo:rsid="003a5c15" officeooo:paragraph-rsid="003a5c15"/>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303d31" fo:background-color="#ffff00" loext:char-shading-value="0" style:font-weight-asian="bold" style:font-weight-complex="bold"/>
    </style:style>
    <style:style style:name="T9" style:family="text">
      <style:text-properties fo:color="#c9211e" fo:background-color="#ffff00" loext:char-shading-value="0"/>
    </style:style>
    <style:style style:name="T10" style:family="text">
      <style:text-properties fo:color="#c9211e" fo:font-weight="bold" officeooo:rsid="00303d31" fo:background-color="#ffff00" loext:char-shading-value="0" style:font-weight-asian="bold" style:font-weight-complex="bold"/>
    </style:style>
    <style:style style:name="T11" style:family="text">
      <style:text-properties officeooo:rsid="00220ea6"/>
    </style:style>
    <style:style style:name="T12" style:family="text">
      <style:text-properties officeooo:rsid="00241e5f"/>
    </style:style>
    <style:style style:name="T13" style:family="text">
      <style:text-properties officeooo:rsid="0025a65b"/>
    </style:style>
    <style:style style:name="T14" style:family="text">
      <style:text-properties officeooo:rsid="00286317"/>
    </style:style>
    <style:style style:name="T15" style:family="text">
      <style:text-properties officeooo:rsid="0029bb8e"/>
    </style:style>
    <style:style style:name="T16" style:family="text">
      <style:text-properties fo:background-color="#ffff00" loext:char-shading-value="0"/>
    </style:style>
    <style:style style:name="T17" style:family="text">
      <style:text-properties officeooo:rsid="002b55ec"/>
    </style:style>
    <style:style style:name="T18" style:family="text">
      <style:text-properties officeooo:rsid="002d572d"/>
    </style:style>
    <style:style style:name="T19" style:family="text">
      <style:text-properties officeooo:rsid="002e227a"/>
    </style:style>
    <style:style style:name="T20" style:family="text">
      <style:text-properties officeooo:rsid="00339746"/>
    </style:style>
    <style:style style:name="T21" style:family="text">
      <style:text-properties officeooo:rsid="0037dece"/>
    </style:style>
    <style:style style:name="T22" style:family="text">
      <style:text-properties fo:background-color="transparent" loext:char-shading-value="0"/>
    </style:style>
    <style:style style:name="T23"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4" style:family="text">
      <style:text-properties officeooo:rsid="00390b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634104886" text:style-name="L1">
        <text:list-item>
          <text:p text:style-name="P26">+Acquire 10 from Laura</text:p>
        </text:list-item>
        <text:list-item>
          <text:p text:style-name="P26">Hemophores</text:p>
        </text:list-item>
        <text:list-item>
          <text:p text:style-name="P26">Heme Oxygenase</text:p>
          <text:list>
            <text:list-item>
              <text:p text:style-name="P26">binding site should be relatively small</text:p>
            </text:list-item>
            <text:list-item>
              <text:p text:style-name="P26">but it fucks up double bonds</text:p>
            </text:list-item>
          </text:list>
        </text:list-item>
        <text:list-item>
          <text:p text:style-name="P26">Hemopexin</text:p>
        </text:list-item>
        <text:list-item>
          <text:p text:style-name="P26">Catalase</text:p>
        </text:list-item>
        <text:list-item>
          <text:p text:style-name="P26">4NL5 (heme proteinase)</text:p>
        </text:list-item>
        <text:list-item>
          <text:p text:style-name="P26">4CDP (also degradation enzyme, dimers!)</text:p>
        </text:list-item>
        <text:list-item>
          <text:p text:style-name="P27">HTUX</text:p>
        </text:list-item>
        <text:list-item>
          <text:p text:style-name="P28">or HUTX</text:p>
        </text:list-item>
      </text:list>
      <text:list xml:id="list2356485566" text:style-name="L2">
        <text:list-item>
          <text:list>
            <text:list-item>
              <text:p text:style-name="P29">potential to use pharmacophore, and confirm the values you have found from the rest of the study</text:p>
            </text:list-item>
            <text:list-item>
              <text:p text:style-name="P29">*This is poorly structured notation then, but yes as the cherry on top of the project could do a pharmacophore search and just demonstrate that your values are present in nature/other simulation… or not</text:p>
            </text:list-item>
            <text:list-item>
              <text:p text:style-name="P29">Super neat</text:p>
            </text:list-item>
          </text:list>
          <text:p text:style-name="P29">10. 11. HUTX and CH2X, maybe can confirm if axial ligands exist</text:p>
        </text:list-item>
        <text:list-item>
          <text:p text:style-name="P29">Selecting/Qualifying Axial ligands?</text:p>
          <text:list>
            <text:list-item>
              <text:p text:style-name="P29">Find pocket, center of mass, see R in 7-10A, lots of TYR? Probs relevant to the structured</text:p>
            </text:list-item>
          </text:list>
        </text:list-item>
        <text:list-item>
          <text:p text:style-name="P29">The set below could be used to determine the accuracy of your shit, <text:span text:style-name="T1">test structures!</text:span></text:p>
          <text:list>
            <text:list-item>
              <text:p text:style-name="P29">6U9J</text:p>
            </text:list-item>
            <text:list-item>
              <text:p text:style-name="P29">2OVI</text:p>
            </text:list-item>
            <text:list-item>
              <text:p text:style-name="P29">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4246448432" text:style-name="L3">
        <text:list-item>
          <text:p text:style-name="P30"><text:soft-page-break/>13. 3PQ2 (super multimer)</text:p>
        </text:list-item>
        <text:list-item>
          <text:p text:style-name="P30">14. 6A2J heme synthase!</text:p>
        </text:list-item>
        <text:list-item>
          <text:p text:style-name="P30">Up to this point 23 counting Laura’s</text:p>
        </text:list-item>
        <text:list-item>
          <text:p text:style-name="P30"><text:span text:style-name="T1">24. </text:span><text:span text:style-name="T9">H31**</text:span></text:p>
        </text:list-item>
        <text:list-item>
          <text:p text:style-name="P31">25. 5GJ3</text:p>
        </text:list-item>
        <text:list-item>
          <text:p text:style-name="P31">26. 5KZL (heme oxygenase from non-human; bacteria)</text:p>
        </text:list-item>
        <text:list-item>
          <text:p text:style-name="P31">27. 1P3T (same fam is ok; same as 5KZL from meningitis)</text:p>
        </text:list-item>
        <text:list-item>
          <text:p text:style-name="P31">28. 3HX9 (degrader for heme stuff, really neat fold!)</text:p>
        </text:list-item>
        <text:list-item>
          <text:p text:style-name="P31">→ We have focused on a wide panel, a set of many types of proteins that perform different stuff/different folds, to see commonality/range of binding pockets! BAM!</text:p>
        </text:list-item>
        <text:list-item>
          <text:p text:style-name="P31">29. 3RTL – look @ paper</text:p>
        </text:list-item>
        <text:list-item>
          <text:p text:style-name="P31">30. 3VP5 – regulator</text:p>
        </text:list-item>
        <text:list-item>
          <text:p text:style-name="P31">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24502931365789" text:continue-numbering="true" text:style-name="L3">
        <text:list-item>
          <text:p text:style-name="P31">1TWN – a different heme, verdoheme! Only one propionate</text:p>
        </text:list-item>
        <text:list-item>
          <text:p text:style-name="P31">**Siroheme; Verdoheme; these two other hemes can be used to contrast/compare with your stuff!</text:p>
        </text:list-item>
        <text:list-item>
          <text:p text:style-name="P31">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20">Not cool. Lost some notes. Luckily I think most of them had to do with the Python script and what needed to change there.</text:p>
      <text:p text:style-name="P20"/>
      <text:p text:style-name="P20">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20"/>
      <text:p text:style-name="P20">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20"/>
      <text:p text:style-name="P20">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20"/>
      <text:p text:style-name="P21">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21"/>
      <text:p text:style-name="P21">–</text:p>
      <text:p text:style-name="P21"/>
      <text:p text:style-name="P21">Ok, so once this stuff above is complete, we will have:</text:p>
      <text:p text:style-name="P21"/>
      <text:p text:style-name="P21">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21"/>
      <text:p text:style-name="P21">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21"/>
      <text:p text:style-name="P22">Like this. Anonymized, none of the proteins/where the data are from are kept. <text:s/>Just, all the aminos are pooled and shit.</text:p>
      <text:p text:style-name="P23"/>
      <text:p text:style-name="P22">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22"/>
      <text:p text:style-name="P22">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22"/>
      <text:p text:style-name="P22"/>
      <text:p text:style-name="P22"/>
      <text:p text:style-name="P22"/>
      <text:p text:style-name="P22"/>
      <text:p text:style-name="P22"/>
      <text:p text:style-name="P22"/>
      <text:p text:style-name="P22"/>
      <text:p text:style-name="P14"><text:soft-page-break/>OK. SO! Overall:</text:p>
      <text:p text:style-name="P14"/>
      <text:p text:style-name="P15">Move results to a new file/adjust scripts to deal with it. This FIRST. ** (1)</text:p>
      <text:p text:style-name="P15"><text:tab/><text:span text:style-name="T11">Further, move everything into the github folder. It seems to do pretty AIGHT of sync’ing and it’s easy to reference, I think.</text:span></text:p>
      <text:p text:style-name="P15"><text:tab/><text:span text:style-name="T12">Check!!!</text:span></text:p>
      <text:p text:style-name="P17"/>
      <text:p text:style-name="P16"/>
      <text:p text:style-name="P16">Move AA to another script, to deal with later. May discover what to do with the table when it has AA later. ** (<text:span text:style-name="T12">2</text:span>)</text:p>
      <text:p text:style-name="P16"><text:tab/><text:span text:style-name="T13">CHECK! But need to alter R script to account for the new location. AND ALL new locations!</text:span></text:p>
      <text:p text:style-name="P16"/>
      <text:p text:style-name="P16"/>
      <text:p text:style-name="P18">2.5) update R for all new locations of data</text:p>
      <text:p text:style-name="P18"><text:tab/>We can have a MASTER R script. So therefore we’re going to have a different script to parse each type of result file. Beter way to organize anyway lol</text:p>
      <text:p text:style-name="P18"/>
      <text:p text:style-name="P18"><text:tab/><text:span text:style-name="T14">CHECK! Awesome new main.R file etc. Dang I’m awesome</text:span></text:p>
      <text:p text:style-name="P16"/>
      <text:p text:style-name="P15">Throw out the first volume line ** (<text:span text:style-name="T12">3</text:span>)</text:p>
      <text:p text:style-name="P14"><text:tab/><text:span text:style-name="T13">maybe… “if line contains ?” then if line contains “volume =” then get vol??? </text:span></text:p>
      <text:p text:style-name="P14"><text:tab/><text:span text:style-name="T14">CHECK!</text:span></text:p>
      <text:p text:style-name="P14"><text:tab/></text:p>
      <text:p text:style-name="P14">Add a column of source PDB to main table. Keep track of all results and keep adding to DF.** (4)</text:p>
      <text:p text:style-name="P14"><text:tab/></text:p>
      <text:p text:style-name="P14"><text:tab/><text:span text:style-name="T15">I think this will be from result_files_df </text:span></text:p>
      <text:p text:style-name="P14"><text:tab/><text:span text:style-name="T15">In this dataframe, it is actually a list of dataframes of all our pdbs’ results.</text:span></text:p>
      <text:p text:style-name="P14"><text:tab/><text:span text:style-name="T15">In each element of the list, is a dataframe.</text:span></text:p>
      <text:p text:style-name="P14"><text:tab/><text:span text:style-name="T15">Each dataframe is the <text:s/>text file we have interest in.</text:span></text:p>
      <text:p text:style-name="P19"><text:tab/><text:span text:style-name="T15">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17">re</text:span>sult_files_df[[3]]</text:p>
      <text:p text:style-name="P14"><text:tab/><text:span text:style-name="T17">this is how each uhm, dataframe inside the list of df is syntax’d</text:span></text:p>
      <text:p text:style-name="P14"><text:tab/><text:span text:style-name="T17">and in each case the first column is V1, unless we start messing with names</text:span></text:p>
      <text:p text:style-name="P14"/>
      <text:p text:style-name="P14"><text:tab/><text:span text:style-name="T17">So, before we process everything – I guess:</text:span></text:p>
      <text:p text:style-name="P14"><text:tab/><text:span text:style-name="T17">for index in len(result_files_df):</text:span></text:p>
      <text:p text:style-name="P14"><text:tab/><text:tab/><text:span text:style-name="T17">in each results_files[[index]]</text:span></text:p>
      <text:p text:style-name="P14"><text:tab/><text:tab/><text:tab/><text:span text:style-name="T17">find the fucking line w code</text:span></text:p>
      <text:p text:style-name="P14"><text:tab/><text:tab/><text:tab/><text:span text:style-name="T17">find the code</text:span></text:p>
      <text:p text:style-name="P14"><text:tab/><text:tab/><text:tab/><text:span text:style-name="T17">copy that code into a big af column</text:span></text:p>
      <text:p text:style-name="P33"><text:tab/></text:p>
      <text:p text:style-name="P33"/>
      <text:p text:style-name="P33"><text:span text:style-name="T17">then proceed to the next step of joining all df together. The lengths would still be the same and presumably columns just tacked onto one another</text:span></text:p>
      <text:p text:style-name="P33"/>
      <text:p text:style-name="P33"><text:soft-page-break/></text:p>
      <text:p text:style-name="P33"><text:tab/><text:span text:style-name="T19">ACHIEVED!</text:span></text:p>
      <text:p text:style-name="P33"/>
      <text:p text:style-name="P40">NEXT:</text:p>
      <text:p text:style-name="P33"/>
      <text:p text:style-name="P33"><text:tab/><text:span text:style-name="T19">Consider implementing this as its own script so we can implement it in each thing to come. Or just be ok adding the for loop lol</text:span></text:p>
      <text:p text:style-name="P33"/>
      <text:p text:style-name="P34">Perhaps implement getting the molecule class also in the dataframe? This would be very useful</text:p>
      <text:p text:style-name="P34"/>
      <text:p text:style-name="P34">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34"/>
      <text:p text:style-name="P34">So, then. We’ll focus on the new data streams. Add in their data to the same dataframe as volume. </text:p>
      <text:p text:style-name="P34"/>
      <text:p text:style-name="P34">So:</text:p>
      <text:p text:style-name="P34">Consider implementing the PDB column thing as its own script. To then be able to merge everything into? </text:p>
      <text:p text:style-name="P35">No. We’ll assemble the big ass dataframe at the very end. For now, have volume dataframe, solvent dataframe, surface df. And keep the PDB. Then, later, we could have something like:</text:p>
      <text:p text:style-name="P35"/>
      <text:p text:style-name="P41"><text:span text:style-name="T22">PDB_ID <text:s/>largest_pocket surface_area solvent_acc</text:span> (AA data I can’t think of a good way)</text:p>
      <text:p text:style-name="P41"/>
      <text:p text:style-name="P35">second df:</text:p>
      <text:p text:style-name="P35"/>
      <text:p text:style-name="P35">PDB_ID most freq AA; closest AA; </text:p>
      <text:p text:style-name="P35"/>
      <text:p text:style-name="P35">third: </text:p>
      <text:p text:style-name="P35">PDB_ID angle stuff? Distances? IDK man</text:p>
      <text:p text:style-name="P35"/>
      <text:p text:style-name="P35"/>
      <text:p text:style-name="P35"/>
      <text:p text:style-name="P47"><text:span text:style-name="T6">→ D</text:span><text:span text:style-name="T8">on’t work on AA yet. I think it’s only useful in aggregate.</text:span><text:span text:style-name="T6"> Therefore focus on constructing a dank huge dataframe for the few properties that are explicit. And we’ll have to t</text:span><text:span text:style-name="T10">ake the biggest volume when we do combine them…</text:span></text:p>
      <text:p text:style-name="P51"><text:span text:style-name="T6"/></text:p>
      <text:p text:style-name="P51"><text:span text:style-name="T6">So, for now, one dataframe per quality. Maybe one script each. With the PDBs so we can correctly join everything. <text:s/>And we’ll have the produced dataframes in the main file</text:span></text:p>
      <text:p text:style-name="P22"/>
      <text:p text:style-name="P24">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22"><text:soft-page-break/></text:p>
      <text:p text:style-name="P22"/>
      <text:p text:style-name="P48">After all that:</text:p>
      <text:p text:style-name="P48"/>
      <text:p text:style-name="P48">We will have to ultimately implement the angles and distances stuff. This will be both python and R to manage, but likely to be its own DF and not joined to the big one. </text:p>
      <text:p text:style-name="P48"/>
      <text:p text:style-name="P48">We’ll have to add other, explicit properties… maybe? But should be easy if they’re explicit to just tack em on.</text:p>
      <text:p text:style-name="P48"><text:s/></text:p>
      <text:p text:style-name="P48">If not, it will be a simple matter of adding in MORE data to this shit. <text:span text:style-name="T16">Do keep all the code clean.</text:span></text:p>
      <text:p text:style-name="P48"/>
      <text:p text:style-name="P49">So we can wait to implement the <text:span text:style-name="T16">last script to add the column of all their particular molecule types until the very end.</text:span> Because they’ll still all have the PDB codes tacked on. So can do that stuff in main or invoke it in another script.</text:p>
      <text:p text:style-name="P49"/>
      <text:p text:style-name="P49">–</text:p>
      <text:p text:style-name="P49"/>
      <text:p text:style-name="P36">13 july 2021 </text:p>
      <text:p text:style-name="P36"/>
      <text:p text:style-name="P49">A list of stuff to do then:</text:p>
      <text:p text:style-name="P49"/>
      <text:list xml:id="list4055401588" text:style-name="L4">
        <text:list-item>
          <text:p text:style-name="P50">Maybe implement PDB as its own script. Not bad to just put it in anyway. <text:span text:style-name="T7">CHECK!</text:span></text:p>
        </text:list-item>
        <text:list-item>
          <text:p text:style-name="P50">Clean the code of everything before we move on to avoid confusion.</text:p>
          <text:list>
            <text:list-item>
              <text:p text:style-name="P53">R check</text:p>
            </text:list-item>
            <text:list-item>
              <text:p text:style-name="P58">py check!</text:p>
            </text:list-item>
          </text:list>
        </text:list-item>
        <text:list-item>
          <text:p text:style-name="P50">Write a script for each surface area or solvent stuff. Get into dataframe with PDB.</text:p>
        </text:list-item>
        <text:list-item>
          <text:p text:style-name="P50">Finally join all these into one super dataframe</text:p>
        </text:list-item>
        <text:list-item>
          <text:p text:style-name="P50">Implement script to grab the molecule types real fast. It has to go to the main pdb file not the results</text:p>
        </text:list-item>
      </text:list>
      <text:p text:style-name="P22"/>
      <text:p text:style-name="P22"/>
      <text:p text:style-name="P52">If this is done today, fantastic. By…. 5 or 6 idk. Beach sounds good today too. No huge rush can be tomorrow too. This is looking real good Patty.</text:p>
      <text:p text:style-name="P52"/>
      <text:p text:style-name="P52"><text:s/>After that the work turns into looking for more PDBs/data. Verifying in groups hope they all have heme.</text:p>
      <text:p text:style-name="P37"/>
      <text:p text:style-name="P38"><text:span text:style-name="T20">→ IT ALSO TURNS INTO STATS. So, standard deviation of the volumes of heme. Only of the biggest pockets. Median. Etc. Easy but do implement that shit it’s important!</text:span></text:p>
      <text:p text:style-name="P52"/>
      <text:p text:style-name="P52">Then into the next weird ass heme. None of the code should change except for in Python the HEC code, so we’ll need new scripts for that.</text:p>
      <text:p text:style-name="P52"/>
      <text:p text:style-name="P52">If you had that data it’d then be comparing.</text:p>
      <text:p text:style-name="P52"/>
      <text:p text:style-name="P52">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52"/>
      <text:p text:style-name="P52"/>
      <text:p text:style-name="P52"/>
      <text:p text:style-name="P52">(If you want to provide Chimera scripts on GitHub as bonus points, wait until August/late september it’s not necessary at all yet. You’d just comment more and leave a lot blank)</text:p>
      <text:p text:style-name="P52"/>
      <text:p text:style-name="P52"/>
      <text:p text:style-name="P22"/>
      <text:p text:style-name="P22">** <text:span text:style-name="T21">For later if too many pyc files:</text:span></text:p>
      <text:p text:style-name="P56">Open directory for python stuff.</text:p>
      <text:p text:style-name="P57"><text:span text:style-name="T24">Use: pyclean .</text:span></text:p>
      <text:p text:style-name="P56">Be sure to include . The period and no ./ is necessary</text:p>
      <text:p text:style-name="P22"/>
      <text:p text:style-name="P22"/>
      <text:p text:style-name="P56">Alternates:</text:p>
      <text:p text:style-name="P25"><text:span text:style-name="Source_20_Text"><text:span text:style-name="T23">find . -name "*.pyc" -exec rm -f {} \;</text:span></text:span></text:p>
      <text:p text:style-name="P54">find . -name '*.pyc' -delete</text:p>
      <text:p text:style-name="P54"/>
      <text:p text:style-name="P55"/>
      <text:p text:style-name="P22">------------------------------</text:p>
      <text:p text:style-name="P22"/>
      <text:p text:style-name="P22"/>
      <text:p text:style-name="P39">14 July 202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43">FUTURE DEV: Also compare your results of volume/surface area with that of CASTp. Run all the monomers through it with some script and see if the results significantly differ.</text:p>
      <text:p text:style-name="P43"/>
      <text:p text:style-name="P44">e.g. 1U9U with surfnet etc. The big bubble is cacl’d at volume 738 A3. The SA is 692 A2. </text:p>
      <text:p text:style-name="P43"><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43"/>
      <text:p text:style-name="P44"><text:soft-page-break/>Versus from CASTp:</text:p>
      <text:p text:style-name="P44"/>
      <text:p text:style-name="P44"/>
      <text:p text:style-name="P44"/>
      <text:p text:style-name="P44"><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44"/>
      <text:p text:style-name="P45">The numbers differ from the website :O!!!</text:p>
      <text:p text:style-name="P45"/>
      <text:p text:style-name="P45">Behold:</text:p>
      <text:p text:style-name="P45"/>
      <text:p text:style-name="P45">Area_sa: 356</text:p>
      <text:p text:style-name="P45">Vol_sa: 482</text:p>
      <text:p text:style-name="P44"/>
      <text:p text:style-name="P45">This is closer. Castp does fuck up in treatment of the Fe and likely affects results. See below. This may lead to an underestimate.</text:p>
      <text:p text:style-name="P46"><draw:frame draw:style-name="fr1" draw:name="Image4" text:anchor-type="char" svg:width="6.9252in" svg:height="5.4665in" draw:z-index="3"><draw:image xlink:href="Pictures/10000000000004020000032AE3DA7B5B90E6B4B6.png" xlink:type="simple" xlink:show="embed" xlink:actuate="onLoad" loext:mime-type="image/png"/></draw:frame><text:soft-page-break/><text:span text:style-name="T18">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span></text:p>
      <text:p text:style-name="P46"/>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14T12:45:02.760116499</dc:date>
    <meta:editing-duration>PT7H5M5S</meta:editing-duration>
    <meta:editing-cycles>13</meta:editing-cycles>
    <meta:generator>LibreOffice/6.4.7.2$Linux_X86_64 LibreOffice_project/40$Build-2</meta:generator>
    <meta:document-statistic meta:table-count="0" meta:image-count="4" meta:object-count="0" meta:page-count="11" meta:paragraph-count="188" meta:word-count="2819" meta:character-count="15379" meta:non-whitespace-character-count="12687"/>
  </office:meta>
</office:document-meta>
</file>